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14]-[.F1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15]-[.F1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10-31" calcext:value-type="date">
            <text:p>31/10/2025</text:p>
          </table:table-cell>
          <table:table-cell table:style-name="ce21" office:value-type="string" calcext:value-type="string">
            <text:p>NF 6434 - process. 10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1-06" calcext:value-type="date">
            <text:p>06/11/2025</text:p>
          </table:table-cell>
          <table:table-cell table:style-name="ce31" table:formula="of:=[.C16]-[.F1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6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date style:data-style-name="N2" text:date-value="2025-11-13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07:51.89159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45:27</meta:creation-date>
    <dc:date>2025-11-13T11:08:39.436179900</dc:date>
    <dc:language>pt-PT</dc:language>
    <meta:editing-cycles>688</meta:editing-cycles>
    <meta:editing-duration>P2DT2H58M8S</meta:editing-duration>
    <meta:print-date>2019-04-02T15:32:31.034658233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